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465a4"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solid" draw:fill-color="#ffff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Ultrafine_20_Dashed" draw:marker-end="Arrow" draw:marker-end-width="0.3cm" draw:fill="none" draw:textarea-vertical-align="middle"/>
    </style:style>
    <style:style style:name="gr7" style:family="graphic" style:parent-style-name="objectwithoutfill">
      <style:graphic-properties draw:stroke="solid" draw:stroke-dash="Ultrafine_20_Dashed" draw:marker-end="Arrow" draw:marker-end-width="0.3cm" draw:fill="none" draw:textarea-vertical-align="middle"/>
    </style:style>
    <style:style style:name="gr8" style:family="graphic" style:parent-style-name="objectwithoutfill">
      <style:graphic-properties draw:stroke="solid" draw:stroke-dash="Ultrafine_20_Dashed" draw:marker-start="Arrow" draw:marker-start-width="0.3cm"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2" draw:id="id2" draw:layer="layout" svg:width="3.2cm" svg:height="2.1cm" svg:x="12.9cm" svg:y="3.1cm">
          <text:p text:style-name="P1"><text:span text:style-name="T1">Waypoint</text:span></text:p>
          <text:p text:style-name="P1"><text:span text:style-name="T1">dat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2" draw:text-style-name="P2" xml:id="id3" draw:id="id3" draw:layer="layout" svg:width="1.7cm" svg:height="0.9cm" svg:x="11.3cm" svg:y="1.6cm">
          <text:p text:style-name="P1"><text:span text:style-name="T1">ES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" draw:id="id1" draw:layer="layout" svg:width="1.7cm" svg:height="0.9cm" svg:x="16.1cm" svg:y="1.6cm">
          <text:p text:style-name="P1"><text:span text:style-name="T1">.csv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6.95cm" svg:y1="2.5cm" svg:x2="16.1cm" svg:y2="3.887cm" draw:start-shape="id1" draw:start-glue-point="2" draw:end-shape="id2" draw:end-glue-point="9" svg:d="M16950 2500v1387h-850" svg:viewBox="0 0 851 1388">
          <text:p/>
        </draw:connector>
        <draw:connector draw:style-name="gr3" draw:text-style-name="P1" draw:layer="layout" svg:x1="12.15cm" svg:y1="2.5cm" svg:x2="12.9cm" svg:y2="4.413cm" draw:start-shape="id3" draw:start-glue-point="2" draw:end-shape="id2" draw:end-glue-point="6" svg:d="M12150 2500v1913h750" svg:viewBox="0 0 751 1914">
          <text:p/>
        </draw:connector>
        <draw:custom-shape draw:style-name="gr2" draw:text-style-name="P2" xml:id="id4" draw:id="id4" draw:layer="layout" svg:width="1.7cm" svg:height="0.9cm" svg:x="1.7cm" svg:y="1.5cm">
          <text:p text:style-name="P1"><text:span text:style-name="T1">ESRI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1.7cm" svg:height="0.9cm" svg:x="4.6cm" svg:y="1.5cm">
          <text:p text:style-name="P1"><text:span text:style-name="T1">TIFF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6" draw:id="id6" draw:layer="layout" svg:width="1.7cm" svg:height="0.9cm" svg:x="7.3cm" svg:y="1.5cm">
          <text:p text:style-name="P1"><text:span text:style-name="T1">.shp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2.55cm" svg:y1="2.4cm" svg:x2="3.6cm" svg:y2="4.414cm" draw:start-shape="id4" draw:start-glue-point="2" draw:end-shape="id5" draw:end-glue-point="6" svg:d="M2550 2400v2014h1050" svg:viewBox="0 0 1051 2015">
          <text:p/>
        </draw:connector>
        <draw:connector draw:style-name="gr3" draw:text-style-name="P1" draw:layer="layout" svg:x1="8.15cm" svg:y1="2.4cm" svg:x2="6.8cm" svg:y2="3.888cm" draw:start-shape="id6" draw:start-glue-point="2" draw:end-shape="id5" draw:end-glue-point="9" svg:d="M8150 2400v1488h-1350" svg:viewBox="0 0 1351 1489">
          <text:p/>
        </draw:connector>
        <draw:custom-shape draw:style-name="gr4" draw:text-style-name="P2" xml:id="id7" draw:id="id7" draw:layer="layout" svg:width="4.5cm" svg:height="0.9cm" svg:x="12cm" svg:y="6.3cm">
          <text:p text:style-name="P1"><text:span text:style-name="T1">SpatialPointsD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9" draw:id="id9" draw:layer="layout" svg:width="4.7cm" svg:height="0.9cm" svg:x="11.9cm" svg:y="7.8cm">
          <text:p text:style-name="P1"><text:span text:style-name="T1">SpatialPointsDF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37cm" svg:y1="5.2cm" svg:x2="14.25cm" svg:y2="6.3cm" draw:start-shape="id2" draw:start-glue-point="7" draw:end-shape="id7" draw:end-glue-point="0" svg:d="M14237 5200l13 1100" svg:viewBox="0 0 14 1101">
          <text:p/>
        </draw:connector>
        <draw:connector draw:style-name="gr3" draw:text-style-name="P1" draw:layer="layout" draw:type="line" svg:x1="5.45cm" svg:y1="2.4cm" svg:x2="5.463cm" svg:y2="3.101cm" draw:start-shape="id8" draw:start-glue-point="2" draw:end-shape="id5" draw:end-glue-point="4" svg:d="M5450 2400l13 701" svg:viewBox="0 0 14 702">
          <text:p/>
        </draw:connector>
        <draw:connector draw:style-name="gr3" draw:text-style-name="P1" draw:layer="layout" draw:type="line" svg:x1="14.25cm" svg:y1="7.2cm" svg:x2="14.25cm" svg:y2="7.8cm" draw:start-shape="id7" draw:start-glue-point="2" draw:end-shape="id9" draw:end-glue-point="0" svg:d="M14250 7200v600" svg:viewBox="0 0 1 601">
          <text:p/>
        </draw:connector>
        <draw:custom-shape draw:style-name="gr4" draw:text-style-name="P2" xml:id="id10" draw:id="id10" draw:layer="layout" svg:width="2.299cm" svg:height="0.9cm" svg:x="13.101cm" svg:y="9.301cm">
          <text:p text:style-name="P1"><text:span text:style-name="T1">as.ltraj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11" draw:id="id11" draw:layer="layout" svg:width="3.1cm" svg:height="0.9cm" svg:x="12.7cm" svg:y="10.8cm">
          <text:p text:style-name="P1"><text:span text:style-name="T1">ltraj object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5cm" svg:y1="8.7cm" svg:x2="14.25cm" svg:y2="9.301cm" draw:start-shape="id9" draw:start-glue-point="2" draw:end-shape="id10" draw:end-glue-point="0" svg:d="M14250 8700v601" svg:viewBox="0 0 1 602">
          <text:p/>
        </draw:connector>
        <draw:connector draw:style-name="gr3" draw:text-style-name="P1" draw:layer="layout" draw:type="line" svg:x1="14.25cm" svg:y1="10.201cm" svg:x2="14.25cm" svg:y2="10.8cm" draw:start-shape="id10" draw:start-glue-point="2" draw:end-shape="id11" draw:end-glue-point="0" svg:d="M14250 10201v599" svg:viewBox="0 0 1 600">
          <text:p/>
        </draw:connector>
        <draw:custom-shape draw:style-name="gr4" draw:text-style-name="P2" xml:id="id17" draw:id="id17" draw:layer="layout" svg:width="2.5cm" svg:height="1.098cm" svg:x="13cm" svg:y="19.102cm">
          <text:p text:style-name="P1"><text:span text:style-name="T1">rdStep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2.5cm" svg:height="2cm" svg:x="15.1cm" svg:y="13.4cm">
          <text:p text:style-name="P1"><text:span text:style-name="T1">default:</text:span></text:p>
          <text:p text:style-name="P1"><text:span text:style-name="T1">recorded</text:span></text:p>
          <text:p text:style-name="P1"><text:span text:style-name="T1">data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16" draw:id="id16" draw:layer="layout" svg:width="3.1cm" svg:height="2cm" svg:x="16.6cm" svg:y="17cm">
          <text:p text:style-name="P1"><text:span text:style-name="T1">draws from </text:span></text:p>
          <text:p text:style-name="P1"><text:span text:style-name="T1">random </text:span></text:p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19" draw:id="id19" draw:layer="layout" svg:width="2.7cm" svg:height="0.9cm" svg:x="8.1cm" svg:y="12.302cm">
          <text:p text:style-name="P1"><text:span text:style-name="T1">fit angl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20" draw:id="id20" draw:layer="layout" svg:width="2.499cm" svg:height="0.9cm" svg:x="11.001cm" svg:y="12.303cm">
          <text:p text:style-name="P1"><text:span text:style-name="T1">fit length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4" draw:id="id14" draw:layer="layout" svg:width="3.1cm" svg:height="2cm" svg:x="9.2cm" svg:y="17.1cm">
          <text:p text:style-name="P1"><text:span text:style-name="T1">draws from</text:span></text:p>
          <text:p text:style-name="P1"><text:span text:style-name="T1">probability </text:span></text:p>
          <text:p text:style-name="P1"><text:span text:style-name="T1">distribution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svg:x1="15.8cm" svg:y1="11.25cm" svg:x2="16.35cm" svg:y2="13.4cm" draw:start-shape="id11" draw:start-glue-point="1" draw:end-shape="id12" draw:end-glue-point="0" svg:d="M15800 11250h550v2150" svg:viewBox="0 0 551 2151">
          <text:p/>
        </draw:connector>
        <draw:connector draw:style-name="gr6" draw:text-style-name="P1" draw:layer="layout" draw:type="line" svg:x1="9.551cm" svg:y1="16.205cm" svg:x2="10.75cm" svg:y2="17.1cm" draw:start-shape="id13" draw:start-glue-point="2" draw:end-shape="id14" draw:end-glue-point="0" svg:d="M9551 16205l1199 895" svg:viewBox="0 0 1200 896">
          <text:p/>
        </draw:connector>
        <draw:connector draw:style-name="gr6" draw:text-style-name="P1" draw:layer="layout" draw:type="line" svg:x1="12.15cm" svg:y1="16.204cm" svg:x2="10.75cm" svg:y2="17.1cm" draw:start-shape="id15" draw:start-glue-point="2" draw:end-shape="id14" draw:end-glue-point="0" svg:d="M12150 16204l-1400 896" svg:viewBox="0 0 1401 897">
          <text:p/>
        </draw:connector>
        <draw:connector draw:style-name="gr6" draw:text-style-name="P1" draw:layer="layout" svg:x1="18.15cm" svg:y1="19cm" svg:x2="15.5cm" svg:y2="19.651cm" draw:start-shape="id16" draw:start-glue-point="2" draw:end-shape="id17" draw:end-glue-point="1" svg:d="M18150 19000v651h-2650" svg:viewBox="0 0 2651 652">
          <text:p/>
        </draw:connector>
        <draw:custom-shape draw:style-name="gr2" draw:text-style-name="P2" xml:id="id18" draw:id="id18" draw:layer="layout" svg:width="2.3cm" svg:height="1.1cm" svg:x="17cm" svg:y="20.3cm">
          <text:p text:style-name="P1"><text:span text:style-name="T1">other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8.15cm" svg:y1="20.3cm" svg:x2="15.5cm" svg:y2="19.651cm" draw:start-shape="id18" draw:start-glue-point="0" draw:end-shape="id17" draw:end-glue-point="1" svg:d="M18150 20300v-649h-2650" svg:viewBox="0 0 2651 650">
          <text:p/>
        </draw:connector>
        <draw:custom-shape draw:style-name="gr4" draw:text-style-name="P2" xml:id="id15" draw:id="id15" draw:layer="layout" svg:width="1.7cm" svg:height="0.9cm" svg:x="11.3cm" svg:y="15.304cm">
          <text:p text:style-name="P1"><text:span text:style-name="T1">dra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3" draw:id="id13" draw:layer="layout" svg:width="1.7cm" svg:height="0.9cm" svg:x="8.701cm" svg:y="15.305cm">
          <text:p text:style-name="P1"><text:span text:style-name="T1">dra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xml:id="id22" draw:id="id22" draw:layer="layout" svg:width="2cm" svg:height="0.9cm" svg:x="11.2cm" svg:y="13.8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1" draw:id="id21" draw:layer="layout" svg:width="2cm" svg:height="0.9cm" svg:x="8.5cm" svg:y="13.8cm">
          <text:p text:style-name="P1"><text:span text:style-name="T1">model</text:span></text:p>
          <draw:enhanced-geometry svg:viewBox="0 0 21600 21600" draw:type="rectangle" draw:enhanced-path="M 0 0 L 21600 0 21600 21600 0 21600 0 0 Z N"/>
        </draw:custom-shape>
        <draw:connector draw:style-name="gr3" draw:text-style-name="P1" draw:layer="layout" draw:type="line" svg:x1="14.25cm" svg:y1="11.7cm" svg:x2="14.25cm" svg:y2="19.102cm" draw:start-shape="id11" draw:start-glue-point="2" draw:end-shape="id17" svg:d="M14250 11700v7402" svg:viewBox="0 0 1 7403">
          <text:p/>
        </draw:connector>
        <draw:connector draw:style-name="gr3" draw:text-style-name="P1" draw:layer="layout" svg:x1="16.35cm" svg:y1="15.4cm" svg:x2="15.5cm" svg:y2="19.651cm" draw:start-shape="id12" draw:start-glue-point="2" draw:end-shape="id17" draw:end-glue-point="1" svg:d="M16350 15400v4251h-850" svg:viewBox="0 0 851 4252">
          <text:p/>
        </draw:connector>
        <draw:connector draw:style-name="gr6" draw:text-style-name="P1" draw:layer="layout" svg:x1="10.75cm" svg:y1="19.1cm" svg:x2="13cm" svg:y2="19.651cm" draw:start-shape="id14" draw:start-glue-point="2" draw:end-shape="id17" svg:d="M10750 19100v551h2250" svg:viewBox="0 0 2251 552">
          <text:p/>
        </draw:connector>
        <draw:connector draw:style-name="gr6" draw:text-style-name="P1" draw:layer="layout" svg:x1="12.7cm" svg:y1="11.25cm" svg:x2="9.45cm" svg:y2="12.302cm" draw:start-shape="id11" draw:start-glue-point="3" draw:end-shape="id19" draw:end-glue-point="0" svg:d="M12700 11250h-3250v1052" svg:viewBox="0 0 3251 1053">
          <text:p/>
        </draw:connector>
        <draw:connector draw:style-name="gr6" draw:text-style-name="P1" draw:layer="layout" svg:x1="12.7cm" svg:y1="11.25cm" svg:x2="12.25cm" svg:y2="12.303cm" draw:start-shape="id11" draw:start-glue-point="3" draw:end-shape="id20" draw:end-glue-point="0" svg:d="M12700 11250h-450v1053" svg:viewBox="0 0 451 1054">
          <text:p/>
        </draw:connector>
        <draw:connector draw:style-name="gr6" draw:text-style-name="P1" draw:layer="layout" draw:type="line" svg:x1="9.45cm" svg:y1="13.202cm" svg:x2="9.5cm" svg:y2="13.8cm" draw:start-shape="id19" draw:start-glue-point="2" draw:end-shape="id21" draw:end-glue-point="0" svg:d="M9450 13202l50 598" svg:viewBox="0 0 51 599">
          <text:p/>
        </draw:connector>
        <draw:connector draw:style-name="gr6" draw:text-style-name="P1" draw:layer="layout" draw:type="line" svg:x1="12.25cm" svg:y1="13.203cm" svg:x2="12.2cm" svg:y2="13.8cm" draw:start-shape="id20" draw:start-glue-point="2" draw:end-shape="id22" draw:end-glue-point="0" svg:d="M12250 13203l-50 597" svg:viewBox="0 0 51 598">
          <text:p/>
        </draw:connector>
        <draw:connector draw:style-name="gr6" draw:text-style-name="P1" draw:layer="layout" draw:type="line" svg:x1="9.5cm" svg:y1="14.7cm" svg:x2="9.551cm" svg:y2="15.305cm" draw:start-shape="id21" draw:start-glue-point="2" draw:end-shape="id13" draw:end-glue-point="0" svg:d="M9500 14700l51 605" svg:viewBox="0 0 52 606">
          <text:p/>
        </draw:connector>
        <draw:connector draw:style-name="gr6" draw:text-style-name="P1" draw:layer="layout" draw:type="line" svg:x1="12.2cm" svg:y1="14.7cm" svg:x2="12.15cm" svg:y2="15.304cm" draw:start-shape="id22" draw:start-glue-point="2" draw:end-shape="id15" draw:end-glue-point="0" svg:d="M12200 14700l-50 604" svg:viewBox="0 0 51 605">
          <text:p/>
        </draw:connector>
        <draw:custom-shape draw:style-name="gr5" draw:text-style-name="P2" xml:id="id23" draw:id="id23" draw:layer="layout" svg:width="2.1cm" svg:height="0.9cm" svg:x="13.2cm" svg:y="20.8cm">
          <text:p text:style-name="P1"><text:span text:style-name="T1">points</text:span></text:p>
          <draw:enhanced-geometry svg:viewBox="0 0 21600 21600" draw:type="rectangle" draw:enhanced-path="M 0 0 L 21600 0 21600 21600 0 21600 0 0 Z N"/>
        </draw:custom-shape>
        <draw:custom-shape draw:style-name="gr5" draw:text-style-name="P2" xml:id="id25" draw:id="id25" draw:layer="layout" svg:width="4.2cm" svg:height="0.9cm" svg:x="2.8cm" svg:y="22.4cm">
          <text:p text:style-name="P1"><text:span text:style-name="T1">SpatialPixelDF</text:span></text:p>
          <draw:enhanced-geometry svg:viewBox="0 0 21600 21600" draw:type="rectangle" draw:enhanced-path="M 0 0 L 21600 0 21600 21600 0 21600 0 0 Z N"/>
        </draw:custom-shape>
        <draw:custom-shape draw:style-name="gr4" draw:text-style-name="P2" xml:id="id24" draw:id="id24" draw:layer="layout" svg:width="2.2cm" svg:height="0.9cm" svg:x="3.8cm" svg:y="20.803cm">
          <text:p text:style-name="P1"><text:span text:style-name="T1">extrac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13.2cm" svg:y1="21.25cm" svg:x2="6cm" svg:y2="21.253cm" draw:start-shape="id23" draw:start-glue-point="3" draw:end-shape="id24" svg:d="M13200 21250l-7200 3" svg:viewBox="0 0 7201 4">
          <text:p/>
        </draw:connector>
        <draw:connector draw:style-name="gr7" draw:text-style-name="P1" draw:layer="layout" draw:type="line" svg:x1="14.25cm" svg:y1="20.2cm" svg:x2="14.25cm" svg:y2="20.8cm" draw:start-shape="id17" draw:start-glue-point="2" draw:end-shape="id23" draw:end-glue-point="0" svg:d="M14250 20200v600" svg:viewBox="0 0 1 601">
          <text:p/>
        </draw:connector>
        <draw:connector draw:style-name="gr8" draw:text-style-name="P1" draw:layer="layout" draw:type="line" svg:x1="4.937cm" svg:y1="5.201cm" svg:x2="4.9cm" svg:y2="20.803cm" draw:start-shape="id5" draw:start-glue-point="7" draw:end-shape="id24" draw:end-glue-point="0" svg:d="M4937 5201l-37 15602" svg:viewBox="0 0 38 15603">
          <text:p/>
        </draw:connector>
        <draw:connector draw:style-name="gr7" draw:text-style-name="P1" draw:layer="layout" draw:type="line" svg:x1="4.9cm" svg:y1="21.703cm" svg:x2="4.9cm" svg:y2="22.4cm" draw:start-shape="id24" draw:start-glue-point="2" draw:end-shape="id25" draw:end-glue-point="0" svg:d="M4900 21703v697" svg:viewBox="0 0 1 698">
          <text:p/>
        </draw:connector>
        <draw:custom-shape draw:style-name="gr1" draw:text-style-name="P2" xml:id="id27" draw:id="id27" draw:layer="layout" svg:width="3.2cm" svg:height="2.199cm" svg:x="9.101cm" svg:y="24.301cm">
          <text:p text:style-name="P1"><text:span text:style-name="T1">Final</text:span></text:p>
          <text:p text:style-name="P1"><text:span text:style-name="T1">dataset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ustom-shape draw:style-name="gr1" draw:text-style-name="P2" xml:id="id5" draw:id="id5" draw:layer="layout" svg:width="3.2cm" svg:height="2.1cm" svg:x="3.6cm" svg:y="3.101cm">
          <text:p text:style-name="P1"><text:span text:style-name="T1">Raster</text:span></text:p>
          <text:p text:style-name="P1"><text:span text:style-name="T1">data</text:span></text:p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connector draw:style-name="gr7" draw:text-style-name="P1" draw:layer="layout" svg:x1="14.25cm" svg:y1="21.7cm" svg:x2="12.2cm" svg:y2="22.854cm" draw:start-shape="id23" draw:start-glue-point="2" draw:end-shape="id26" draw:end-glue-point="1" svg:d="M14250 21700v1154h-2050" svg:viewBox="0 0 2051 1155">
          <text:p/>
        </draw:connector>
        <draw:custom-shape draw:style-name="gr4" draw:text-style-name="P2" xml:id="id28" draw:id="id28" draw:layer="layout" svg:width="1.799cm" svg:height="0.997cm" svg:x="8.101cm" svg:y="27.303cm">
          <text:p text:style-name="P1"><text:span text:style-name="T1">glm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30" draw:id="id30" draw:layer="layout" svg:width="2.099cm" svg:height="0.997cm" svg:x="10.801cm" svg:y="27.303cm">
          <text:p text:style-name="P1"><text:span text:style-name="T1">mclog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29" draw:id="id29" draw:layer="layout" svg:width="2.4cm" svg:height="0.9cm" svg:x="4.8cm" svg:y="27.4cm">
          <text:p text:style-name="P1"><text:span text:style-name="T1">Model 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xml:id="id31" draw:id="id31" draw:layer="layout" svg:width="2.3cm" svg:height="0.9cm" svg:x="13.9cm" svg:y="27.4cm">
          <text:p text:style-name="P1"><text:span text:style-name="T1">Model 2</text:span>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draw:type="line" svg:x1="10.426cm" svg:y1="26.5cm" svg:x2="9cm" svg:y2="27.303cm" draw:start-shape="id27" draw:start-glue-point="7" draw:end-shape="id28" draw:end-glue-point="0" svg:d="M10426 26500l-1426 803" svg:viewBox="0 0 1427 804">
          <text:p/>
        </draw:connector>
        <draw:connector draw:style-name="gr6" draw:text-style-name="P1" draw:layer="layout" draw:type="line" svg:x1="8.101cm" svg:y1="27.801cm" svg:x2="7.2cm" svg:y2="27.85cm" draw:start-shape="id28" draw:start-glue-point="3" draw:end-shape="id29" draw:end-glue-point="1" svg:d="M8101 27801l-901 49" svg:viewBox="0 0 902 50">
          <text:p/>
        </draw:connector>
        <draw:connector draw:style-name="gr7" draw:text-style-name="P1" draw:layer="layout" draw:type="line" svg:x1="10.426cm" svg:y1="26.5cm" svg:x2="11.85cm" svg:y2="27.303cm" draw:start-shape="id27" draw:start-glue-point="7" draw:end-shape="id30" draw:end-glue-point="0" svg:d="M10426 26500l1424 803" svg:viewBox="0 0 1425 804">
          <text:p/>
        </draw:connector>
        <draw:connector draw:style-name="gr7" draw:text-style-name="P1" draw:layer="layout" draw:type="line" svg:x1="12.9cm" svg:y1="27.801cm" svg:x2="13.9cm" svg:y2="27.85cm" draw:start-shape="id30" draw:start-glue-point="1" draw:end-shape="id31" draw:end-glue-point="3" svg:d="M12900 27801l1000 49" svg:viewBox="0 0 1001 50">
          <text:p/>
        </draw:connector>
        <draw:custom-shape draw:style-name="gr4" draw:text-style-name="P2" xml:id="id26" draw:id="id26" draw:layer="layout" svg:width="2.5cm" svg:height="0.9cm" svg:x="9.7cm" svg:y="22.404cm">
          <text:p text:style-name="P1"><text:span text:style-name="T1">combi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7" draw:text-style-name="P1" draw:layer="layout" draw:type="line" svg:x1="7cm" svg:y1="22.85cm" svg:x2="9.7cm" svg:y2="22.854cm" draw:start-shape="id25" draw:start-glue-point="1" draw:end-shape="id26" draw:end-glue-point="3" svg:d="M7000 22850l2700 4" svg:viewBox="0 0 2701 5">
          <text:p/>
        </draw:connector>
        <draw:connector draw:style-name="gr7" draw:text-style-name="P1" draw:layer="layout" draw:type="line" svg:x1="10.95cm" svg:y1="23.304cm" svg:x2="10.976cm" svg:y2="24.301cm" draw:start-shape="id26" draw:start-glue-point="2" draw:end-shape="id27" draw:end-glue-point="4" svg:d="M10950 23304l26 997" svg:viewBox="0 0 27 99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1-18T15:18:47.053050525</meta:creation-date>
    <dc:date>2014-11-18T16:50:22.355533174</dc:date>
    <meta:editing-duration>PT1H42S</meta:editing-duration>
    <meta:editing-cycles>3</meta:editing-cycles>
    <meta:generator>LibreOffice/4.2.7.2$Linux_X86_64 LibreOffice_project/420$Build-2</meta:generator>
    <meta:document-statistic meta:object-count="65"/>
  </office:meta>
</office:document-meta>
</file>